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us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us.Status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us.parse( String statusLin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Status.Status( String version , int code , String phr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us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